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background-color="#FFFF00" fo:language="it" fo:country="IT"/>
    </style:style>
    <style:style style:name="P3" style:parent-style-name="Normal" style:family="paragraph">
      <style:text-properties fo:background-color="#FFFF00" fo:language="it" fo:country="IT"/>
    </style:style>
    <style:style style:name="P4" style:parent-style-name="Normal" style:family="paragraph">
      <style:text-properties fo:background-color="#FFFF00" fo:language="it" fo:country="IT"/>
    </style:style>
    <style:style style:name="T5" style:parent-style-name="DefaultParagraphFont" style:family="text">
      <style:text-properties fo:background-color="#FFFF00"/>
    </style:style>
    <style:style style:name="P6" style:parent-style-name="Normal" style:family="paragraph">
      <style:text-properties fo:language="it" fo:country="IT"/>
    </style:style>
    <style:style style:name="P7" style:parent-style-name="Normal" style:family="paragraph">
      <style:text-properties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P17" style:parent-style-name="Normal" style:family="paragraph">
      <style:text-properties fo:language="it" fo:country="IT"/>
    </style:style>
  </office:automatic-styles>
  <office:body>
    <office:text text:use-soft-page-breaks="true">
      <text:p text:style-name="P1">Hai detto:</text:p>
      <text:p text:style-name="Normal">Good evening, I'm<text:s/>[***NAME***][***SURNAME***].</text:p>
      <text:p text:style-name="Normal"/>
      <text:p text:style-name="Normal">ChatGPT ha detto:</text:p>
      <text:p text:style-name="Normal">Good evening, Mr.<text:s/>[***SURNAME***]! It’s lovely to have you with us tonight. Do you have a reservation with us?</text:p>
      <text:p text:style-name="Normal"/>
      <text:p text:style-name="Normal">Hai detto:</text:p>
      <text:p text:style-name="Normal">No, I haven't. If it's possible...</text:p>
      <text:p text:style-name="Normal"/>
      <text:p text:style-name="Normal">ChatGPT ha detto:</text:p>
      <text:p text:style-name="Normal">Of<text:s/>course, no problem at all. We do have a few tables available this evening. Would you prefer to sit by the window or inside? And may I offer you something to drink while you get comfortable?</text:p>
      <text:p text:style-name="Normal"/>
      <text:p text:style-name="Normal">Hai detto:</text:p>
      <text:p text:style-name="Normal">Perfect. I need a table for two near the window, please.</text:p>
      <text:p text:style-name="Normal"/>
      <text:p text:style-name="Normal">ChatGPT ha detto:</text:p>
      <text:p text:style-name="Normal">Certainly, a table for two by the window—right this way. Please make yourself comfortable.</text:p>
      <text:p text:style-name="Normal"/>
      <text:p text:style-name="Normal">May I bring you something to drink while you look at the menu? We have Coca Cola, orange juice, lemonade, iced tea, water, coffee, and<text:s/>tea.</text:p>
      <text:p text:style-name="Normal"/>
      <text:p text:style-name="Normal">Hai detto:</text:p>
      <text:p text:style-name="Normal">Thank you.</text:p>
      <text:p text:style-name="Normal">ChatGPT ha detto:</text:p>
      <text:p text:style-name="Normal">You're very welcome. Take your time. Would you like something to drink now, or shall I come back in a moment?</text:p>
      <text:p text:style-name="Normal">Hai detto:</text:p>
      <text:p text:style-name="Normal">No, I need some water, please.</text:p>
      <text:p text:style-name="Normal">ChatGPT ha detto:</text:p>
      <text:p text:style-name="Normal">Of course, I’ll bring you some water right away.</text:p>
      <text:soft-page-break/>
      <text:p text:style-name="Normal">While you have a look at the menu, may I know if you’d like to start with something? We have Caesar salad, garlic bread, tomato soup, mozzarella sticks, and chicken wings.</text:p>
      <text:p text:style-name="Normal">Hai detto:</text:p>
      <text:p text:style-name="Normal">Well, I would like a casserole salad and a mozzarella sticks.</text:p>
      <text:p text:style-name="Normal"/>
      <text:p text:style-name="Normal">ChatGPT ha detto:</text:p>
      <text:p text:style-name="Normal">Ah, just to clarify—you meant a Caesar salad, yes? I’ll bring you a Caesar salad and mozzarella sticks to start.</text:p>
      <text:p text:style-name="Normal"/>
      <text:p text:style-name="Normal">Would you like to order your main course now as well, or would you prefer to decide after your starters?</text:p>
      <text:p text:style-name="Normal"/>
      <text:p text:style-name="Normal">Hai detto:</text:p>
      <text:p text:style-name="Normal">No, it's okay if I order now the main course.</text:p>
      <text:p text:style-name="Normal"/>
      <text:p text:style-name="Normal"/>
      <text:p text:style-name="Normal">ChatGPT ha detto:</text:p>
      <text:p text:style-name="Normal">Very good. What would you like for your main course? We have a variety of options—burgers, pasta, meat or fish dishes, and even a vegetarian pizza.</text:p>
      <text:p text:style-name="Normal"/>
      <text:p text:style-name="P2">Hai detto:</text:p>
      <text:p text:style-name="P3">I prefer eating</text:p>
      <text:p text:style-name="P4">ChatGPT ha<text:s/>detto:</text:p>
      <text:p text:style-name="Normal"><text:span text:style-name="T5">Sorry, could you say that again for me? Would you prefer something like pasta, meat, or fish tonight?</text:span></text:p>
      <text:p text:style-name="Normal"/>
      <text:p text:style-name="P6">Hai detto:</text:p>
      <text:p text:style-name="P7">I would like eating spaghetti Bolognese.</text:p>
      <text:p text:style-name="Normal">ChatGPT ha detto:</text:p>
      <text:p text:style-name="Normal">Wonderful choice—spaghetti Bolognese it is. Would you like a drink with<text:s/>your meal besides the water? Maybe something cold or a bit more refreshing?</text:p>
      <text:p text:style-name="Normal">Hai detto:</text:p>
      <text:p text:style-name="Normal">I'm sorry, can you repeat please?</text:p>
      <text:p text:style-name="Normal">ChatGPT ha detto:</text:p>
      <text:soft-page-break/>
      <text:p text:style-name="Normal">Of course! I just asked if you might like a drink with your meal besides the water—perhaps something cold or refreshing like orange juice or lemonade?</text:p>
      <text:p text:style-name="Normal"/>
      <text:p text:style-name="P8">Hai detto:</text:p>
      <text:p text:style-name="P9">Yes.</text:p>
      <text:p text:style-name="P10"/>
      <text:p text:style-name="P11">ChatGPT ha detto:</text:p>
      <text:p text:style-name="Normal">Lovely! Would you prefer orange juice, lemonade, Coca Cola, or perhaps iced tea?</text:p>
      <text:p text:style-name="Normal"/>
      <text:p text:style-name="Normal">Hai detto:</text:p>
      <text:p text:style-name="Normal">Only Coca-Cola, please. Thank you.</text:p>
      <text:p text:style-name="Normal"/>
      <text:p text:style-name="Normal">ChatGPT ha detto:</text:p>
      <text:p text:style-name="Normal">You're very welcome. So, just to confirm: you’ll start with a Caesar salad and mozzarella sticks, then spaghetti Bolognese for your main, and a Coca Cola to drink.</text:p>
      <text:p text:style-name="Normal"/>
      <text:p text:style-name="Normal">Do you have any allergies or food intolerances I should be aware of?</text:p>
      <text:p text:style-name="P12">Hai detto:</text:p>
      <text:p text:style-name="P13">No, nothing.</text:p>
      <text:p text:style-name="P14"/>
      <text:p text:style-name="P15">ChatGPT ha detto:</text:p>
      <text:p text:style-name="Normal">Perfect,<text:s/>thank you for letting me know. I’ll bring everything out shortly—please relax and enjoy the view. I’ll check in on you during the meal in case you might need anything.</text:p>
      <text:p text:style-name="Normal"/>
      <text:p text:style-name="Normal">Hai detto:</text:p>
      <text:p text:style-name="Normal">Okay, um, excuse me, may I have a</text:p>
      <text:p text:style-name="Normal"/>
      <text:p text:style-name="Normal">ChatGPT ha detto:</text:p>
      <text:p text:style-name="Normal">Of course! Go ahead—what would you like?</text:p>
      <text:p text:style-name="Normal"/>
      <text:p text:style-name="Normal">Hai detto:</text:p>
      <text:p text:style-name="Normal">After that, can I have the bill, please?</text:p>
      <text:p text:style-name="Normal"/>
      <text:p text:style-name="Normal">ChatGPT ha detto:</text:p>
      <text:p text:style-name="Normal">Absolutely, I’ll bring you the bill right after your meal. Would you like to see the dessert menu before, or are you all set for tonight?</text:p>
      <text:p text:style-name="Normal"/>
      <text:p text:style-name="Normal">Hai detto:</text:p>
      <text:p text:style-name="Normal">And can I have, can I pay the bill by cash?</text:p>
      <text:p text:style-name="Normal">ChatGPT ha detto:</text:p>
      <text:p text:style-name="Normal">Yes, of course—you can pay by cash, no problem at all. Would you like your bill now, or shall I bring it after you've finished?</text:p>
      <text:p text:style-name="Normal">Hai detto:</text:p>
      <text:p text:style-name="Normal">If it's possible, could I have a coffee, and after that, the bill, please?</text:p>
      <text:p text:style-name="Normal">ChatGPT ha detto:</text:p>
      <text:p text:style-name="Normal">Certainly, that sounds perfect. I’ll bring you a coffee now, and then the bill after you've enjoyed it. Would you prefer it black, with milk, or sugar?</text:p>
      <text:p text:style-name="Normal">Hai detto:</text:p>
      <text:p text:style-name="Normal">Black, it's okay. Thank you.</text:p>
      <text:p text:style-name="Normal">ChatGPT ha detto:</text:p>
      <text:p text:style-name="Normal">You're very welcome. One black coffee coming right up. I’ll be back shortly with it—and then your bill afterward. Please enjoy!</text:p>
      <text:p text:style-name="Normal"/>
      <text:p text:style-name="Normal">Hai detto:</text:p>
      <text:p text:style-name="Normal">How much is it?</text:p>
      <text:p text:style-name="Normal"/>
      <text:p text:style-name="Normal">ChatGPT ha detto:</text:p>
      <text:p text:style-name="Normal">Let’s see—Caesar salad is four pounds fifty, mozzarella sticks four pounds twenty, spaghetti<text:s/>Bolognese nine pounds, Coca Cola two pounds, and coffee two pounds. That makes a total of twenty-one pounds seventy.</text:p>
      <text:p text:style-name="Normal"/>
      <text:p text:style-name="Normal">Would you like me to bring the receipt as well?</text:p>
      <text:p text:style-name="Normal"/>
      <text:p text:style-name="Normal">Hai detto:</text:p>
      <text:p text:style-name="Normal">Yes, I need the receipt, please.</text:p>
      <text:p text:style-name="Normal"/>
      <text:p text:style-name="Normal">ChatGPT ha detto:</text:p>
      <text:p text:style-name="Normal">Of course, I’ll bring<text:s/>the receipt along with your bill. Thank you again, Mr.<text:s/>[***SURNAME***]—I'll be right back.</text:p>
      <text:p text:style-name="Normal"/>
      <text:p text:style-name="Normal">Hai detto:</text:p>
      <text:p text:style-name="Normal">Thank you, too. Bye.</text:p>
      <text:p text:style-name="Normal"/>
      <text:p text:style-name="Normal">ChatGPT ha detto:</text:p>
      <text:p text:style-name="Normal">It was truly a pleasure having you with us tonight, Mr.<text:s/>[***SURNAME***]. Thank you so much, and have a lovely evening.<text:s/><text:span text:style-name="T16">Goodbye!</text:span></text:p>
      <text:p text:style-name="P17"/>
      <text:p text:style-name="Normal">Hai detto:</text:p>
      <text:p text:style-name="Normal">Thank you again. Bye-bye.</text:p>
      <text:p text:style-name="Normal"/>
      <text:p text:style-name="Normal">ChatGPT ha detto:</text:p>
      <text:p text:style-name="Normal">You're very welcome. Bye-bye, Mr.<text:s/>[***SURNAME***], and take car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0T13:00:00Z</meta:creation-date>
    <dc:date>2025-12-24T10:46:00Z</dc:date>
    <meta:template xlink:href="Normal" xlink:type="simple"/>
    <meta:editing-cycles>3</meta:editing-cycles>
    <meta:editing-duration>PT720S</meta:editing-duration>
    <meta:document-statistic meta:page-count="5" meta:paragraph-count="9" meta:word-count="701" meta:character-count="4691" meta:row-count="33" meta:non-whitespace-character-count="3999"/>
  </office:meta>
</office:document-meta>
</file>